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44.93mm"/>
    </style:style>
    <style:style style:name="co11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5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08.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5" table:default-cell-style-name="Default"/>
        <table:table-column table:style-name="co8" table:default-cell-style-name="ce3"/>
        <table:table-row table:style-name="ro1">
          <table:table-cell office:value-type="string" calcext:value-type="string">
            <office:annotation draw:style-name="gr6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37.47mm" svg:y="9.13mm" draw:caption-point-x="0mm" draw:caption-point-y="0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4" office:value-type="string" calcext:value-type="string">
            <text:p>2015-07-15 20:00:00 +0300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10" table:default-cell-style-name="ce5"/>
        <table:table-column table:style-name="co11" table:default-cell-style-name="ce5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4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.00.0000</text:date>, <text:time style:data-style-name="N2" text:time-value="01:06:48.9909436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3-17T01:07:07.647612457</dc:date>
    <meta:editing-duration>PT9M21S</meta:editing-duration>
    <meta:editing-cycles>6</meta:editing-cycles>
    <meta:generator>LibreOffice/5.1.6.2$Linux_X86_64 LibreOffice_project/10m0$Build-2</meta:generator>
    <meta:document-statistic meta:table-count="3" meta:cell-count="42" meta:object-count="0"/>
  </office:meta>
</office:document-meta>
</file>